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variant="normal" fo:text-transform="none" fo:color="#494949" style:font-name="Arial" fo:font-size="10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494949" style:font-name="Arial" fo:font-size="10.5pt" fo:letter-spacing="normal" fo:font-style="normal" fo:font-weight="normal"/>
    </style:style>
    <style:style style:name="T2" style:family="text">
      <style:text-properties fo:font-variant="normal" fo:text-transform="none" fo:color="#3763c2" style:text-line-through-style="none" style:text-line-through-type="none" style:font-name="Arial" fo:font-size="10.5pt" fo:letter-spacing="normal" fo:font-style="normal" style:text-underline-style="none" fo:font-weight="normal" style:text-blinking="false"/>
    </style:style>
    <style:style style:name="T3" style:family="text">
      <style:text-properties officeooo:rsid="0001e0c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520977801745951365" text:style-name="L1">
        <text:list-item>
          <text:p text:style-name="P1">Всесибирская открытая олимпиада школьников<text:span text:style-name="T3">(2)</text:span></text:p>
        </text:list-item>
      </text:list>
      <text:p text:style-name="P2"><text:span text:style-name="T1">Читать далее: </text:span><text:a xlink:type="simple" xlink:href="http://4ege.ru/materials_podgotovka/53495-olimpiady-shkolnikov-2016-2017.html" text:style-name="Internet_20_link" text:visited-style-name="Visited_20_Internet_20_Link"><text:span text:style-name="T2">http://4ege.ru/materials_podgotovka/53495-olimpiady-shkolnikov-2016-2017.html</text:span></text:a></text:p>
      <text:list xml:id="list225218270300027" text:continue-numbering="true" text:style-name="L1">
        <text:list-item>
          <text:p text:style-name="P1">Межрегиональная олимпиада школьников "Высшая проба"<text:span text:style-name="T3">(2)</text:span></text:p>
        </text:list-item>
      </text:list>
      <text:p text:style-name="P2"><text:span text:style-name="T1">Читать далее: </text:span><text:a xlink:type="simple" xlink:href="http://4ege.ru/materials_podgotovka/53495-olimpiady-shkolnikov-2016-2017.html" text:style-name="Internet_20_link" text:visited-style-name="Visited_20_Internet_20_Link"><text:span text:style-name="T2">http://4ege.ru/materials_podgotovka/53495-olimpiady-shkolnikov-2016-2017.html</text:span></text:a></text:p>
      <text:list xml:id="list225218203109747" text:continue-numbering="true" text:style-name="L1">
        <text:list-item>
          <text:p text:style-name="P1">Всесибирская открытая олимпиада школьников<text:span text:style-name="T3">(2)</text:span></text:p>
        </text:list-item>
      </text:list>
      <text:p text:style-name="P2"><text:span text:style-name="T1">Читать далее: </text:span><text:a xlink:type="simple" xlink:href="http://4ege.ru/materials_podgotovka/53495-olimpiady-shkolnikov-2016-2017.html" text:style-name="Internet_20_link" text:visited-style-name="Visited_20_Internet_20_Link"><text:span text:style-name="T2">http://4ege.ru/materials_podgotovka/53495-olimpiady-shkolnikov-2016-2017.html</text:span></text:a></text:p>
      <text:list xml:id="list225218949298503" text:continue-numbering="true" text:style-name="L1">
        <text:list-item>
          <text:p text:style-name="P1">Московская олимпиада школьников<text:span text:style-name="T3">(2)</text:span></text:p>
        </text:list-item>
      </text:list>
      <text:p text:style-name="P2"><text:span text:style-name="T1">Читать далее: </text:span><text:a xlink:type="simple" xlink:href="http://4ege.ru/materials_podgotovka/53495-olimpiady-shkolnikov-2016-2017.html" text:style-name="Internet_20_link" text:visited-style-name="Visited_20_Internet_20_Link"><text:span text:style-name="T2">http://4ege.ru/materials_podgotovka/53495-olimpiady-shkolnikov-2016-2017.html</text:span></text:a></text:p>
      <text:list xml:id="list225219438787990" text:continue-numbering="true" text:style-name="L1">
        <text:list-item>
          <text:p text:style-name="P1">Олимпиада школьников "Ломоносов"<text:span text:style-name="T3">(1)</text:span></text:p>
        </text:list-item>
      </text:list>
      <text:p text:style-name="P2"><text:span text:style-name="T1">Читать далее: </text:span><text:a xlink:type="simple" xlink:href="http://4ege.ru/materials_podgotovka/53495-olimpiady-shkolnikov-2016-2017.html" text:style-name="Internet_20_link" text:visited-style-name="Visited_20_Internet_20_Link"><text:span text:style-name="T2">http://4ege.ru/materials_podgotovka/53495-olimpiady-shkolnikov-2016-2017.html</text:span></text:a></text:p>
      <text:list xml:id="list225218908969152" text:continue-numbering="true" text:style-name="L1">
        <text:list-item>
          <text:p text:style-name="P1">Олимпиада школьников по информатике и программированию<text:span text:style-name="T3">(1)</text:span></text:p>
        </text:list-item>
      </text:list>
      <text:p text:style-name="P2"><text:span text:style-name="T1">Читать далее: </text:span><text:a xlink:type="simple" xlink:href="http://4ege.ru/materials_podgotovka/53495-olimpiady-shkolnikov-2016-2017.html" text:style-name="Internet_20_link" text:visited-style-name="Visited_20_Internet_20_Link"><text:span text:style-name="T2">http://4ege.ru/materials_podgotovka/53495-olimpiady-shkolnikov-2016-2017.html</text:span></text:a></text:p>
      <text:list xml:id="list225218054052763" text:continue-numbering="true" text:style-name="L1">
        <text:list-item>
          <text:p text:style-name="P1">Открытая олимпиада по программированию НИТУ "МИСиС" и Cognitive Technologies<text:span text:style-name="T3">(2)</text:span></text:p>
        </text:list-item>
      </text:list>
      <text:p text:style-name="P2"><text:span text:style-name="T1">Читать далее: </text:span><text:a xlink:type="simple" xlink:href="http://4ege.ru/materials_podgotovka/53495-olimpiady-shkolnikov-2016-2017.html" text:style-name="Internet_20_link" text:visited-style-name="Visited_20_Internet_20_Link"><text:span text:style-name="T2">http://4ege.ru/materials_podgotovka/53495-olimpiady-shkolnikov-2016-2017.html</text:span></text:a></text:p>
      <text:list xml:id="list225218855775054" text:continue-numbering="true" text:style-name="L1">
        <text:list-item>
          <text:p text:style-name="P1">Открытая олимпиада школьников "Информационные технологии"<text:span text:style-name="T3">(1)</text:span></text:p>
        </text:list-item>
      </text:list>
      <text:p text:style-name="P2"><text:span text:style-name="T1">Читать далее: </text:span><text:a xlink:type="simple" xlink:href="http://4ege.ru/materials_podgotovka/53495-olimpiady-shkolnikov-2016-2017.html" text:style-name="Internet_20_link" text:visited-style-name="Visited_20_Internet_20_Link"><text:span text:style-name="T2">http://4ege.ru/materials_podgotovka/53495-olimpiady-shkolnikov-2016-2017.html</text:span></text:a></text:p>
      <text:list xml:id="list225219653728401" text:continue-numbering="true" text:style-name="L1">
        <text:list-item>
          <text:p text:style-name="P1">Открытая олимпиада школьников по программированию<text:span text:style-name="T3">(1)</text:span></text:p>
        </text:list-item>
      </text:list>
      <text:p text:style-name="P2"><text:span text:style-name="T1">Читать далее: </text:span><text:a xlink:type="simple" xlink:href="http://4ege.ru/materials_podgotovka/53495-olimpiady-shkolnikov-2016-2017.html" text:style-name="Internet_20_link" text:visited-style-name="Visited_20_Internet_20_Link"><text:span text:style-name="T2">http://4ege.ru/materials_podgotovka/53495-olimpiady-shkolnikov-2016-2017.html</text:span></text:a></text:p>
      <text:list xml:id="list225219791785917" text:continue-numbering="true" text:style-name="L1">
        <text:list-item>
          <text:p text:style-name="P1">Олимпиада школьников "Шаг в будущее"<text:span text:style-name="T3">(3)</text:span></text:p>
        </text:list-item>
      </text:list>
      <text:p text:style-name="P2"><text:span text:style-name="T1">Читать далее: </text:span><text:a xlink:type="simple" xlink:href="http://4ege.ru/materials_podgotovka/53495-olimpiady-shkolnikov-2016-2017.html" text:style-name="Internet_20_link" text:visited-style-name="Visited_20_Internet_20_Link"><text:span text:style-name="T2">http://4ege.ru/materials_podgotovka/53495-olimpiady-shkolnikov-2016-2017.html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22:41:18.854876804</meta:creation-date>
    <dc:date>2018-04-04T22:52:17.645996161</dc:date>
    <meta:editing-duration>PT7S</meta:editing-duration>
    <meta:editing-cycles>1</meta:editing-cycles>
    <meta:document-statistic meta:table-count="0" meta:image-count="0" meta:object-count="0" meta:page-count="1" meta:paragraph-count="20" meta:word-count="89" meta:character-count="1431" meta:non-whitespace-character-count="1372"/>
    <meta:generator>LibreOffice/5.1.6.2$Linux_X86_64 LibreOffice_project/10m0$Build-2</meta:generator>
  </office:meta>
</office:document-meta>
</file>